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im — <text:span text:style-name="Strong_20_Emphasis">UML ainda é usado</text:span>, mas <text:span text:style-name="Strong_20_Emphasis">não da mesma forma que antigamente</text:span>.<text:line-break/>E dependendo do contexto, continua a ser <text:span text:style-name="Strong_20_Emphasis">uma boa prática</text:span> — mas não obrigatória.</text:p>
      <text:p text:style-name="Text_20_body">Vou explicar de forma prática para o mercado atual (2025).</text:p>
      <text:p text:style-name="Horizontal_20_Line"/>
      <text:h text:style-name="Heading_20_1" text:outline-level="1">✅ <text:span text:style-name="Strong_20_Emphasis">UML ainda é usado?</text:span></text:h>
      <text:p text:style-name="Text_20_body">Sim, <text:span text:style-name="Strong_20_Emphasis">mas menos e de forma mais leve</text:span>.</text:p>
      <text:p text:style-name="Text_20_body">UML já foi extremamente popular (anos 2000–2010). Hoje ainda aparece:</text:p>
      <text:h text:style-name="Heading_20_3" text:outline-level="3">Onde UML é mais usado:</text:h>
      <text:p text:style-name="Text_20_body">✔ Grandes empresas (bancos, telecom, seguros)<text:line-break/>✔ Projetos críticos e regulados (aviação, saúde, finanças)<text:line-break/>✔ Times que precisam documentar processos complexos<text:line-break/>✔ Equipes de arquitetura de software<text:line-break/>✔ Análise de requisitos e documentação técnica<text:line-break/>✔ Governança de sistemas (mapas de integração, fluxo entre sistemas)</text:p>
      <text:p text:style-name="Horizontal_20_Line"/>
      <text:h text:style-name="Heading_20_1" text:outline-level="1">⚠️ Onde UML quase não é usado:</text:h>
      <text:p text:style-name="Text_20_body">❌ Startups<text:line-break/>❌ Projetos ágeis pequenos<text:line-break/>❌ Desenvolvimento web moderno (React/Node/TS)<text:line-break/>❌ Times que usam documentação leve<text:line-break/>❌ Projetos que mudam muito rápido</text:p>
      <text:p text:style-name="Horizontal_20_Line"/>
      <text:h text:style-name="Heading_20_1" text:outline-level="1">🎯 <text:span text:style-name="Strong_20_Emphasis">Por que não é usado tanto hoje?</text:span></text:h>
      <text:p text:style-name="Text_20_body">Porque UML completo é <text:span text:style-name="Strong_20_Emphasis">pesado</text:span>, detalhado e demora muito tempo.</text:p>
      <text:p text:style-name="Text_20_body">Hoje as empresas preferem:</text:p>
      <text:list text:style-name="L1">
        <text:list-item>
          <text:p text:style-name="P1">Diagramas mais simples</text:p>
        </text:list-item>
        <text:list-item>
          <text:p text:style-name="P1">Documentação viva</text:p>
        </text:list-item>
        <text:list-item>
          <text:p text:style-name="P1">Ferramentas modernas como Miro, Draw.io, Figma</text:p>
        </text:list-item>
        <text:list-item>
          <text:p text:style-name="P1">Fluxos desenhados rapidamente</text:p>
        </text:list-item>
        <text:list-item>
          <text:p text:style-name="P1">ADRs (Architecture Decision Records)</text:p>
        </text:list-item>
        <text:list-item>
          <text:p text:style-name="P1">Diagramas C4 (muito mais práticos que UML)</text:p>
        </text:list-item>
      </text:list>
      <text:p text:style-name="Horizontal_20_Line"/>
      <text:h text:style-name="Heading_20_1" text:outline-level="1"><text:soft-page-break/>⭐ O que ainda vale MUITO a pena aprender</text:h>
      <text:p text:style-name="Text_20_body">Mesmo quem não usa UML completa ainda usa estes três:</text:p>
      <text:h text:style-name="Heading_20_2" text:outline-level="2">1️⃣ <text:span text:style-name="Strong_20_Emphasis">Diagrama de Caso de Uso (Use Case)</text:span></text:h>
      <text:list text:style-name="L2">
        <text:list-item>
          <text:p text:style-name="P2">Para explicar como um utilizador interage com o sistema</text:p>
        </text:list-item>
        <text:list-item>
          <text:p text:style-name="P2">Útil em análise e levantamento de requisitos</text:p>
        </text:list-item>
      </text:list>
      <text:h text:style-name="Heading_20_2" text:outline-level="2">2️⃣ <text:span text:style-name="Strong_20_Emphasis">Diagrama de Sequência</text:span></text:h>
      <text:list text:style-name="L3">
        <text:list-item>
          <text:p text:style-name="P3">Excelente para explicar fluxos complexos entre sistemas</text:p>
        </text:list-item>
        <text:list-item>
          <text:p text:style-name="P3">Muito usado em microserviços</text:p>
        </text:list-item>
      </text:list>
      <text:h text:style-name="Heading_20_2" text:outline-level="2">3️⃣ <text:span text:style-name="Strong_20_Emphasis">Diagrama de Classes (simplificado)</text:span></text:h>
      <text:list text:style-name="L4">
        <text:list-item>
          <text:p text:style-name="P4">Bom para desenhar modelos de dados, independentemente da linguagem</text:p>
        </text:list-item>
      </text:list>
      <text:p text:style-name="Text_20_body">Esses 3 são os favoritos de arquitetos e analistas.</text:p>
      <text:p text:style-name="Horizontal_20_Line"/>
      <text:h text:style-name="Heading_20_1" text:outline-level="1">🧠 Então: “UML é boa prática?”</text:h>
      <text:p text:style-name="Text_20_body">✔ <text:span text:style-name="Strong_20_Emphasis">Sim</text:span>, quando:</text:p>
      <text:list text:style-name="L5">
        <text:list-item>
          <text:p text:style-name="P5">a aplicação é grande</text:p>
        </text:list-item>
        <text:list-item>
          <text:p text:style-name="P5">existe equipa numerosa</text:p>
        </text:list-item>
        <text:list-item>
          <text:p text:style-name="P5">é necessário alinhar arquitetura</text:p>
        </text:list-item>
        <text:list-item>
          <text:p text:style-name="P5">existe integração entre muitos sistemas</text:p>
        </text:list-item>
        <text:list-item>
          <text:p text:style-name="P5">precisa de documentação para auditoria</text:p>
        </text:list-item>
        <text:list-item>
          <text:p text:style-name="P5">a empresa segue padrões formais</text:p>
        </text:list-item>
      </text:list>
      <text:p text:style-name="Text_20_body">❌ <text:span text:style-name="Strong_20_Emphasis">Não</text:span>, quando:</text:p>
      <text:list text:style-name="L6">
        <text:list-item>
          <text:p text:style-name="P6">é um projeto React/Node pequeno</text:p>
        </text:list-item>
        <text:list-item>
          <text:p text:style-name="P6">mudas o código várias vezes ao dia</text:p>
        </text:list-item>
        <text:list-item>
          <text:p text:style-name="P6">a documentação ficaria obsoleta em 1 semana</text:p>
        </text:list-item>
        <text:list-item>
          <text:p text:style-name="P6">a equipa é pequena e comunica direto</text:p>
        </text:list-item>
      </text:list>
      <text:p text:style-name="Horizontal_20_Line"/>
      <text:h text:style-name="Heading_20_1" text:outline-level="1"><text:soft-page-break/>💡 Alternativa moderna (e muito usada em 2025)</text:h>
      <text:h text:style-name="Heading_20_2" text:outline-level="2"><text:span text:style-name="Strong_20_Emphasis">Diagramas C4</text:span></text:h>
      <text:p text:style-name="Text_20_body">Mais simples que UML, mas ótimos para documentar sistemas.</text:p>
      <text:p text:style-name="Text_20_body">Níveis:</text:p>
      <text:list text:style-name="L7">
        <text:list-item>
          <text:p text:style-name="P7">Contexto</text:p>
        </text:list-item>
        <text:list-item>
          <text:p text:style-name="P7">Contêineres</text:p>
        </text:list-item>
        <text:list-item>
          <text:p text:style-name="P7">Componentes</text:p>
        </text:list-item>
        <text:list-item>
          <text:p text:style-name="P7">Código (opcional)</text:p>
        </text:list-item>
      </text:list>
      <text:p text:style-name="Text_20_body">Ferramentas:</text:p>
      <text:list text:style-name="L8">
        <text:list-item>
          <text:p text:style-name="P8">Structurizr</text:p>
        </text:list-item>
        <text:list-item>
          <text:p text:style-name="P8">Mermaid.js</text:p>
        </text:list-item>
        <text:list-item>
          <text:p text:style-name="P8">Draw.io</text:p>
        </text:list-item>
        <text:list-item>
          <text:p text:style-name="P8">Miro</text:p>
        </text:list-item>
      </text:list>
      <text:p text:style-name="Horizontal_20_Line"/>
      <text:h text:style-name="Heading_20_1" text:outline-level="1">🔚 Resumo rápido</text:h>
      <text:p text:style-name="Text_20_body">✔ UML <text:span text:style-name="Strong_20_Emphasis">ainda é usado</text:span>, mas mais em empresas grandes<text:line-break/>✔ Não é obrigatório para devs web modernos<text:line-break/>✔ Alguns diagramas UML ainda são extremamente úteis<text:line-break/>✔ Para documentação leve, C4 é melhor<text:line-break/>✔ Para estudar para vagas (ex: OutSystems, Java, .NET), UML ajuda bastante</text:p>
      <text:p text:style-name="Horizontal_20_Line"/>
      <text:p text:style-name="Text_20_body">Se quiser, posso criar para ti:</text:p>
      <text:p text:style-name="Text_20_body">📌 um diagrama UML de exemplo<text:line-break/>📌 um diagrama C4 do zero<text:line-break/>📌 comparar UML vs C4<text:line-break/>📌 mostrar apenas o essencial que realmente vale a pena aprender</text:p>
      <text:p text:style-name="Text_20_body">Queres qual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7:22:38.185815700</meta:creation-date>
    <dc:date>2025-11-20T17:23:17.617924400</dc:date>
    <meta:editing-duration>PT39S</meta:editing-duration>
    <meta:editing-cycles>1</meta:editing-cycles>
    <meta:document-statistic meta:table-count="0" meta:image-count="0" meta:object-count="0" meta:page-count="3" meta:paragraph-count="60" meta:word-count="473" meta:character-count="2719" meta:non-whitespace-character-count="2334"/>
    <meta:generator>LibreOffice/25.8.2.2$Windows_X86_64 LibreOffice_project/d401f2107ccab8f924a8e2df40f573aab7605b6f</meta:generator>
  </office:meta>
</office:document-meta>
</file>